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monospac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6f77" officeooo:paragraph-rsid="000e6f77"/>
    </style:style>
    <style:style style:name="P2" style:family="paragraph" style:parent-style-name="Standard">
      <style:text-properties officeooo:rsid="000f65d0" officeooo:paragraph-rsid="000f65d0"/>
    </style:style>
    <style:style style:name="P3" style:family="paragraph" style:parent-style-name="Standard">
      <style:text-properties officeooo:rsid="0010da40" officeooo:paragraph-rsid="0010da40"/>
    </style:style>
    <style:style style:name="P4" style:family="paragraph" style:parent-style-name="Standard">
      <style:text-properties officeooo:rsid="0010da40" officeooo:paragraph-rsid="0013dda8"/>
    </style:style>
    <style:style style:name="P5" style:family="paragraph" style:parent-style-name="Standard">
      <style:text-properties officeooo:rsid="0012b349" officeooo:paragraph-rsid="0012b349"/>
    </style:style>
    <style:style style:name="P6" style:family="paragraph" style:parent-style-name="Standard">
      <style:text-properties officeooo:rsid="0013dda8" officeooo:paragraph-rsid="0013dda8"/>
    </style:style>
    <style:style style:name="P7" style:family="paragraph" style:parent-style-name="Standard">
      <style:text-properties officeooo:rsid="00191577" officeooo:paragraph-rsid="00191577"/>
    </style:style>
    <style:style style:name="P8" style:family="paragraph" style:parent-style-name="Standard">
      <style:text-properties officeooo:rsid="001f7525" officeooo:paragraph-rsid="001f7525"/>
    </style:style>
    <style:style style:name="P9" style:family="paragraph" style:parent-style-name="Standard">
      <style:text-properties officeooo:rsid="001fbf09" officeooo:paragraph-rsid="001fbf09"/>
    </style:style>
    <style:style style:name="P10" style:family="paragraph" style:parent-style-name="Standard">
      <style:text-properties officeooo:rsid="002199e1" officeooo:paragraph-rsid="002199e1"/>
    </style:style>
    <style:style style:name="P11" style:family="paragraph" style:parent-style-name="Standard">
      <style:text-properties officeooo:rsid="0023d783" officeooo:paragraph-rsid="0012b349"/>
    </style:style>
    <style:style style:name="P12" style:family="paragraph" style:parent-style-name="Standard">
      <style:text-properties officeooo:rsid="0023d783" officeooo:paragraph-rsid="0023d783"/>
    </style:style>
    <style:style style:name="P13" style:family="paragraph" style:parent-style-name="Standard">
      <style:text-properties officeooo:rsid="00254612" officeooo:paragraph-rsid="00254612"/>
    </style:style>
    <style:style style:name="P14" style:family="paragraph" style:parent-style-name="Standard">
      <style:text-properties officeooo:rsid="0028ff62" officeooo:paragraph-rsid="0028ff62"/>
    </style:style>
    <style:style style:name="P15" style:family="paragraph" style:parent-style-name="Standard">
      <style:text-properties officeooo:rsid="002eeda6" officeooo:paragraph-rsid="002eeda6"/>
    </style:style>
    <style:style style:name="P16" style:family="paragraph" style:parent-style-name="Standard">
      <style:text-properties officeooo:rsid="002fc2bf" officeooo:paragraph-rsid="002fc2bf"/>
    </style:style>
    <style:style style:name="P17" style:family="paragraph" style:parent-style-name="Standard">
      <style:text-properties officeooo:rsid="00396996" officeooo:paragraph-rsid="00396996"/>
    </style:style>
    <style:style style:name="P18" style:family="paragraph" style:parent-style-name="Standard">
      <style:text-properties officeooo:rsid="0039ecd9" officeooo:paragraph-rsid="0039ecd9"/>
    </style:style>
    <style:style style:name="P19" style:family="paragraph" style:parent-style-name="Standard">
      <style:text-properties officeooo:rsid="0039ecd9" officeooo:paragraph-rsid="003b3234"/>
    </style:style>
    <style:style style:name="P20" style:family="paragraph" style:parent-style-name="Standard">
      <style:text-properties officeooo:rsid="003d4f71" officeooo:paragraph-rsid="003d4f71"/>
    </style:style>
    <style:style style:name="P21" style:family="paragraph" style:parent-style-name="Standard">
      <style:text-properties officeooo:rsid="003db107" officeooo:paragraph-rsid="003db107"/>
    </style:style>
    <style:style style:name="P22"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3b3234" officeooo:paragraph-rsid="003b3234" style:text-blinking="false" fo:background-color="transparent"/>
    </style:style>
    <style:style style:name="P23" style:family="paragraph" style:parent-style-name="Standard">
      <style:text-properties fo:color="#800000" officeooo:rsid="000e6f77" officeooo:paragraph-rsid="000e6f77"/>
    </style:style>
    <style:style style:name="P24" style:family="paragraph" style:parent-style-name="Standard">
      <style:text-properties fo:color="#800000" officeooo:rsid="000e6f77" officeooo:paragraph-rsid="003fbac1"/>
    </style:style>
    <style:style style:name="P25" style:family="paragraph" style:parent-style-name="Standard">
      <style:text-properties fo:color="#800000" officeooo:rsid="003fbac1" officeooo:paragraph-rsid="003fbac1"/>
    </style:style>
    <style:style style:name="P26" style:family="paragraph" style:parent-style-name="Standard">
      <style:text-properties fo:color="#800000" officeooo:rsid="00408862" officeooo:paragraph-rsid="00408862"/>
    </style:style>
    <style:style style:name="P27" style:family="paragraph" style:parent-style-name="Standard">
      <style:text-properties fo:color="#800000" officeooo:rsid="0041d405" officeooo:paragraph-rsid="0041d405"/>
    </style:style>
    <style:style style:name="P28" style:family="paragraph" style:parent-style-name="Standard">
      <style:text-properties fo:color="#800000" officeooo:rsid="004423d0" officeooo:paragraph-rsid="004423d0"/>
    </style:style>
    <style:style style:name="P29" style:family="paragraph" style:parent-style-name="Standard">
      <style:text-properties fo:color="#800000" officeooo:rsid="0046b0cc" officeooo:paragraph-rsid="0046b0cc"/>
    </style:style>
    <style:style style:name="P30" style:family="paragraph" style:parent-style-name="Text_20_body">
      <style:paragraph-properties fo:margin-top="0in" fo:margin-bottom="0.111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1" style:family="paragraph" style:parent-style-name="Preformatted_20_Text">
      <style:text-properties fo:font-variant="normal" fo:text-transform="none" fo:color="#800000" style:font-name="Monaco" fo:font-size="9.75pt" fo:letter-spacing="normal" fo:font-style="normal" fo:font-weight="normal" officeooo:rsid="000e6f77" officeooo:paragraph-rsid="000e6f77"/>
    </style:style>
    <style:style style:name="P32" style:family="paragraph" style:parent-style-name="Preformatted_20_Text">
      <style:text-properties fo:color="#800000" officeooo:rsid="003fbac1" officeooo:paragraph-rsid="003fbac1"/>
    </style:style>
    <style:style style:name="P33" style:family="paragraph" style:parent-style-name="Preformatted_20_Text">
      <style:paragraph-properties fo:margin-top="0in" fo:margin-bottom="0.1965in" loext:contextual-spacing="false"/>
    </style:style>
    <style:style style:name="P34" style:family="paragraph" style:parent-style-name="Preformatted_20_Text">
      <style:paragraph-properties fo:margin-top="0in" fo:margin-bottom="0.1965in" loext:contextual-spacing="false"/>
      <style:text-properties fo:color="#800000" officeooo:rsid="003fbac1"/>
    </style:style>
    <style:style style:name="P35" style:family="paragraph" style:parent-style-name="Preformatted_20_Text">
      <style:paragraph-properties fo:break-before="page"/>
      <style:text-properties fo:color="#800000" officeooo:rsid="003fbac1" officeooo:paragraph-rsid="003fbac1"/>
    </style:style>
    <style:style style:name="P36"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7" style:family="paragraph" style:parent-style-name="Text_20_body" style:list-style-name="L1">
      <style:paragraph-properties fo:margin-top="0in" fo:margin-bottom="0in" loext:contextual-spacing="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8" style:family="paragraph" style:parent-style-name="Text_20_body" style:list-style-name="L1">
      <style:paragraph-properties fo:margin-top="0in" fo:margin-bottom="0.111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T1" style:family="text">
      <style:text-properties officeooo:rsid="0010da40"/>
    </style:style>
    <style:style style:name="T2" style:family="text">
      <style:text-properties officeooo:rsid="0013dda8"/>
    </style:style>
    <style:style style:name="T3" style:family="text">
      <style:text-properties officeooo:rsid="00155115"/>
    </style:style>
    <style:style style:name="T4" style:family="text">
      <style:text-properties officeooo:rsid="0019b859"/>
    </style:style>
    <style:style style:name="T5" style:family="text">
      <style:text-properties officeooo:rsid="0028f1f9"/>
    </style:style>
    <style:style style:name="T6" style:family="text">
      <style:text-properties officeooo:rsid="002ab5af"/>
    </style:style>
    <style:style style:name="T7" style:family="text">
      <style:text-properties officeooo:rsid="00311926"/>
    </style:style>
    <style:style style:name="T8" style:family="text">
      <style:text-properties officeooo:rsid="00376fa4"/>
    </style:style>
    <style:style style:name="T9" style:family="text">
      <style:text-properties officeooo:rsid="003b3234"/>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officeooo:rsid="003b3234"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officeooo:rsid="003b7df6" style:text-blinking="false" fo:background-color="transparent" loext:char-shading-value="0"/>
    </style:style>
    <style:style style:name="T13" style:family="text">
      <style:text-properties officeooo:rsid="0041d405"/>
    </style:style>
    <style:style style:name="T14" style:family="text">
      <style:text-properties officeooo:rsid="00436bcd"/>
    </style:style>
    <style:style style:name="T15" style:family="text">
      <style:text-properties officeooo:rsid="004811e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5">Dependicies:</text:p>
      <text:p text:style-name="P25"/>
      <text:p text:style-name="P26"><text:s/>repository</text:p>
      <text:p text:style-name="P25"/>
      <text:p text:style-name="P26">To fork the repository, follow the following instructions: </text:p>
      <text:p text:style-name="P26"/>
      <text:p text:style-name="P26">1) Click on the following link:</text:p>
      <text:p text:style-name="P26">2) Click “Fork” in the top right hand corner</text:p>
      <text:p text:style-name="P26">3) Copy the link the follows the HTTPS: form field</text:p>
      <text:p text:style-name="P26">4) <text:span text:style-name="T13">Go to your command terminal and move to the directory you want to clone the files into</text:span></text:p>
      <text:p text:style-name="P27">5) Paste the following in the terminal, replacing the current https with the one you copied from the git website</text:p>
      <text:p text:style-name="P27"/>
      <text:p text:style-name="P27">Now, you just need to install a few dependencies to run the programs.</text:p>
      <text:p text:style-name="P27"/>
      <text:p text:style-name="P27">If you do not currently have python3 install put the following into your termianl:</text:p>
      <text:p text:style-name="P27"/>
      <text:p text:style-name="P27">Install the following, by pasting them into your command terminal:</text:p>
      <text:p text:style-name="P27"/>
      <text:p text:style-name="P27"/>
      <text:p text:style-name="P27"><text:s/>Notice---The repository that this website is attached to is not the complete repository. Due to large music files, a GITHUB website could not be made.--</text:p>
      <text:p text:style-name="P27"/>
      <text:p text:style-name="P27"/>
      <text:p text:style-name="P27"/>
      <text:p text:style-name="P27"/>
      <text:p text:style-name="P28">&lt;% function getRandomInt(min, max) {</text:p>
      <text:p text:style-name="P28"><text:s text:c="2"/>min = Math.ceil(min);</text:p>
      <text:p text:style-name="P28"><text:s text:c="2"/>max = Math.floor(max);</text:p>
      <text:p text:style-name="P28"><text:s text:c="2"/>return Math.floor(Math.random() * (max - min)) + min;</text:p>
      <text:p text:style-name="P28">}</text:p>
      <text:p text:style-name="P28"/>
      <text:p text:style-name="P28">function pickJoke(){</text:p>
      <text:p text:style-name="P28"><text:tab/>var Joke1 = ["Q: How do you make seven an even number? <text:s text:c="3"/>A: Take the s out!"];</text:p>
      <text:p text:style-name="P28"><text:tab/>var Joke2 = ["Q: What is the difference between a Ph.D. in mathematics and a large pizza? <text:s text:c="3"/>A: A large pizza can feed a family of four "];</text:p>
      <text:p text:style-name="P28"><text:tab/>var Joke3 = ["Q: What happened to the plant in math class? <text:s text:c="3"/>A: It grew square roots."];</text:p>
      <text:p text:style-name="P28"><text:tab/>var Joke4 = ["Two statisticians go bird hunting. The first one fires at the bird but overshoots by 5 feet. The second one fires and undershoots the bird by 5 feet. They both give each other a high-five and say, Got it!"]</text:p>
      <text:p text:style-name="P28"><text:tab/>var Joke5 = ["Q: What is the definition of a polar bear? A: A rectangular bear after a coordinate transformation"];</text:p>
      <text:p text:style-name="P28"><text:tab/>var Joke6 = ["Q: What did one math book say to the other? A: Don't bother me I've got my own problems!"];</text:p>
      <text:p text:style-name="P28"><text:tab/>var Joke7 = ["Q: What did the mathematician get kicked out of the golf club? A: He kept yelling, Square root of 16!"];</text:p>
      <text:p text:style-name="P28"><text:tab/>var Joke8 = ["Q: Why did I divide sin by tan? <text:s text:c="3"/>A: Just cos."];</text:p>
      <text:p text:style-name="P28"><text:soft-page-break/><text:tab/>var Joke9 = ["Q: Why didn't the quarter roll down the hill with the nickel? <text:s text:c="2"/>A: Because it had more cents."];</text:p>
      <text:p text:style-name="P28"><text:tab/>var Joke10 = ["Q: Why don’t Calculus majors throw house parties? <text:s text:c="2"/>A: Because you should never drink and derive."];</text:p>
      <text:p text:style-name="P28"><text:tab/>var Joke11 = ["Q: What did Al Gore play on his guitar? <text:s text:c="3"/>A: An Algorithm"];</text:p>
      <text:p text:style-name="P28"><text:tab/>var Joke12 = ["Q: Did you hear the one about the statistician? <text:s text:c="3"/>A: Probably."];</text:p>
      <text:p text:style-name="P28"><text:tab/>var Joke13 = ["Q: What do you call a number that can’t keep still? <text:s text:c="3"/>A: A roamin’ numeral."];</text:p>
      <text:p text:style-name="P28"><text:tab/>var Joke14 = ["Q: Why do mathematicians like parks? <text:s text:c="3"/>A: Because of all the natural logs."];</text:p>
      <text:p text:style-name="P28"><text:tab/>var Joke15 = ["Q: Why should the number 288 never be mentioned? <text:s text:c="3"/>A: It’s two gross."];</text:p>
      <text:p text:style-name="P28"><text:tab/>var Joke16 = ["I put my root beer in a square glass. Now it’s just beer."];</text:p>
      <text:p text:style-name="P28"><text:tab/>var Joke17 = ["Q: Did you hear about the mathematician who’s afraid of negative numbers? <text:s/>He will stop at nothing to avoid them."];</text:p>
      <text:p text:style-name="P28"><text:tab/>var Joke18 = ["The problem with math puns is that calculus jokes are all derivative, trigonometry jokes are too graphic, algebra jokes are usually formulaic, and arithmetic jokes are pretty basic. But I guess the occasional statistics joke is an outliers."];</text:p>
      <text:p text:style-name="P28"><text:tab/>var Joke19 = ["After a talking sheepdog gets all the sheep in the pen, he reports back to the farmer: 'All 40 accounted for.' <text:s/>'But I only have 36 sheep,' says the farmer. 'I know,' says the sheepdog.'But I rounded them up.'"];</text:p>
      <text:p text:style-name="P28"><text:tab/>var Joke20 = ["Here’s some advice: At a job interview, tell them you’re willing to give 110 percent. Unless the job is a statistician."];</text:p>
      <text:p text:style-name="P28"><text:tab/>Jokes = [Joke1,Joke2,Joke3,Joke4,Joke5,Joke6,Joke7,Joke8,Joke9,Joke10,Joke11,Joke12,Joke13,Joke14,Joke15,Joke16,Joke17,Joke18,Joke19,Joke20];</text:p>
      <text:p text:style-name="P28"><text:tab/>var ind = getRandomInt(0,20);</text:p>
      <text:p text:style-name="P28"><text:tab/>document.getElementById("demo").innerHTML = Jokes[ind];</text:p>
      <text:p text:style-name="P28"><text:tab/>}</text:p>
      <text:p text:style-name="P28"><text:s/>%&gt;</text:p>
      <text:p text:style-name="P28"/>
      <text:p text:style-name="P28">&lt;p id = "demo"&gt;</text:p>
      <text:p text:style-name="P28">&lt;%= pickJoke()%&gt;</text:p>
      <text:p text:style-name="P28">&lt;/p&gt;</text:p>
      <text:p text:style-name="P28"/>
      <text:p text:style-name="P28"/>
      <text:p text:style-name="P28"/>
      <text:p text:style-name="P28"/>
      <text:p text:style-name="P29">&lt;script&gt;</text:p>
      <text:p text:style-name="P29"><text:s text:c="4"/>alert( 'Hello, world!' );</text:p>
      <text:p text:style-name="P29"><text:s text:c="4"/>document.write("This is printed via javascript!");</text:p>
      <text:p text:style-name="P29"/>
      <text:p text:style-name="P29"/>
      <text:p text:style-name="P29"/>
      <text:p text:style-name="P29">//function getRandomInt(min, max) {</text:p>
      <text:p text:style-name="P29"><text:s text:c="2"/>//min = Math.ceil(min);</text:p>
      <text:p text:style-name="P29"><text:s text:c="2"/>//max = Math.floor(max);</text:p>
      <text:p text:style-name="P29"><text:s text:c="2"/>//return Math.floor(Math.random() * (max - min)) + min;</text:p>
      <text:p text:style-name="P29">//}</text:p>
      <text:p text:style-name="P29"/>
      <text:p text:style-name="P29"/>
      <text:p text:style-name="P29"/>
      <text:p text:style-name="P29"><text:soft-page-break/></text:p>
      <text:p text:style-name="P29"><text:tab/>//var Joke1 = ["Q: How do you make seven an even number? <text:s text:c="3"/>A: Take the s out!"];</text:p>
      <text:p text:style-name="P29"><text:tab/>//var Joke2 = ["Q: What is the difference between a Ph.D. in mathematics and a large pizza? <text:s text:c="3"/>A: A large pizza can feed a family of four "];</text:p>
      <text:p text:style-name="P29"><text:tab/>//var Joke3 = ["Q: What happened to the plant in math class? <text:s text:c="3"/>A: It grew square roots."];</text:p>
      <text:p text:style-name="P29"><text:tab/>//var Joke4 = ["Two statisticians go bird hunting. The first one fires at the bird but overshoots by 5 feet. The second one fires and undershoots the bird by 5 feet. They both give each other a high-five and say, Got it!"]</text:p>
      <text:p text:style-name="P29"><text:tab/>//var Joke5 = ["Q: What is the definition of a polar bear? A: A rectangular bear after a coordinate transformation"];</text:p>
      <text:p text:style-name="P29"><text:tab/>//var Joke6 = ["Q: What did one math book say to the other? A: Don't bother me I've got my own problems!"];</text:p>
      <text:p text:style-name="P29"><text:tab/>//var Joke7 = ["Q: What did the mathematician get kicked out of the golf club? A: He kept yelling, Square root of 16!"];</text:p>
      <text:p text:style-name="P29"><text:tab/>//var Joke8 = ["Q: Why did I divide sin by tan? <text:s text:c="3"/>A: Just cos."];</text:p>
      <text:p text:style-name="P29"><text:tab/>//var Joke9 = ["Q: Why didn't the quarter roll down the hill with the nickel? <text:s text:c="2"/>A: Because it had more cents."];</text:p>
      <text:p text:style-name="P29"><text:tab/>//var Joke10 = ["Q: Why don’t Calculus majors throw house parties? <text:s text:c="2"/>A: Because you should never drink and derive."];</text:p>
      <text:p text:style-name="P29"><text:tab/>//var Joke11 = ["Q: What did Al Gore play on his guitar? <text:s text:c="3"/>A: An Algorithm"];</text:p>
      <text:p text:style-name="P29"><text:tab/>//var Joke12 = ["Q: Did you hear the one about the statistician? <text:s text:c="3"/>A: Probably."];</text:p>
      <text:p text:style-name="P29"><text:tab/>//var Joke13 = ["Q: What do you call a number that can’t keep still? <text:s text:c="3"/>A: A roamin’ numeral."];</text:p>
      <text:p text:style-name="P29"><text:tab/>//var Joke14 = ["Q: Why do mathematicians like parks? <text:s text:c="3"/>A: Because of all the natural logs."];</text:p>
      <text:p text:style-name="P29"><text:tab/>//var Joke15 = ["Q: Why should the number 288 never be mentioned? <text:s text:c="3"/>A: It’s two gross."];</text:p>
      <text:p text:style-name="P29"><text:tab/>//var Joke16 = ["I put my root beer in a square glass. Now it’s just beer."];</text:p>
      <text:p text:style-name="P29"><text:tab/>//var Joke17 = ["Q: Did you hear about the mathematician who’s afraid of negative numbers? <text:s/>He will stop at nothing to avoid them."];</text:p>
      <text:p text:style-name="P29"><text:tab/>//var Joke18 = ["The problem with math puns is that calculus jokes are all derivative, trigonometry jokes are too graphic, algebra jokes are usually formulaic, and arithmetic jokes are pretty basic. But I guess the occasional statistics joke is an outliers."];</text:p>
      <text:p text:style-name="P29"><text:tab/>//var Joke19 = ["After a talking sheepdog gets all the sheep in the pen, he reports back to the farmer: 'All 40 accounted for.' <text:s/>'But I only have 36 sheep,' says the farmer. 'I know,' says the sheepdog.'But I rounded them up.'"];</text:p>
      <text:p text:style-name="P29"><text:tab/>//var Joke20 = ["Here’s some advice: At a job  interview, tell them you’re willing to give 110 percent. Unless the job is a statistician."];</text:p>
      <text:p text:style-name="P29"><text:tab/>//Jokes = [Joke1,Joke2,Joke3,Joke4,Joke5,Joke6,Joke7,Joke8,Joke9,Joke10,Joke11,Joke12,Joke13,Joke14,Joke15,Joke16,Joke17,Joke18,Joke19,Joke20];</text:p>
      <text:p text:style-name="P29"><text:tab/>//var ind = getRandomInt(0,20);</text:p>
      <text:p text:style-name="P29"><text:tab/>// document.getElementById("demo").innerHTML = Jokes[3];</text:p>
      <text:p text:style-name="P29"/>
      <text:p text:style-name="P29">&lt;/script&gt;<text:span text:style-name="T15">s</text:span></text:p>
      <text:p text:style-name="P28"/>
      <text:p text:style-name="P35"><text:span text:style-name="Source_20_Text"/></text:p>
      <text:p text:style-name="P32"><text:span text:style-name="Source_20_Text"><text:s/>pip3 install --upgrade pip</text:span></text:p>
      <text:p text:style-name="P32"><text:span text:style-name="Source_20_Text"/></text:p>
      <text:p text:style-name="P32"><text:span text:style-name="Source_20_Text"/></text:p>
      <text:p text:style-name="P32"><text:span text:style-name="Source_20_Text">$ sudo apt-get update</text:span></text:p>
      <text:p text:style-name="P33"><text:span text:style-name="Source_20_Text">$ sudo apt-get upgrad</text:span><text:span text:style-name="Source_20_Text"><text:span text:style-name="T14">e</text:span></text:span></text:p>
      <text:p text:style-name="P32"><text:span text:style-name="Source_20_Text">$ sudo apt-get install -y python python-pip python-tk python-dev git build-essential</text:span></text:p>
      <text:p text:style-name="P34"><text:span text:style-name="Source_20_Text"/></text:p>
      <text:p text:style-name="P24"/>
      <text:p text:style-name="P31">web: gunicorn gettingstarted.wsgi --log-file -</text:p>
      <text:p text:style-name="P23"/>
      <text:p text:style-name="P1"/>
      <text:p text:style-name="P1">A MIDI file is essentially a set of instructions to piece together a song. It has signals of “Note on” and “Note off.” When a "Note off" signal is set for a specific note for a specific song, this note will not play. Therefore, there are much more "Note off" signals than "Note on." The songs also has volumes for the series of notes that make up a song. It then requires an application, like Sonic Pi, to interpret that message and play the correct melody. MDI files are useful, not just for computer manipulation, but also for situations with limited storage space. A MIDI file is much small than an MP3 file. Overall, MIDI files are perfect for our purposes. We use the MIDI files as a base for our new computer music.</text:p>
      <text:p text:style-name="P1"/>
      <text:p text:style-name="P1"/>
      <text:p text:style-name="P2">Roadblocks:</text:p>
      <text:p text:style-name="P2"/>
      <text:p text:style-name="P2">Over the course of this project, we encountered a few issues that we had to work through. The application Sonic Pi was initially difficult to download <text:span text:style-name="T1">and start </text:span>for <text:span text:style-name="T1">the whole project team</text:span> It turns out that <text:span text:style-name="T1">when </text:span>Sonic Pi <text:span text:style-name="T1">is running on a device, the device’s audience system is “taken over” in that nothing else can be playing in order for Sonic Pi to work.</text:span></text:p>
      <text:p text:style-name="P2"/>
      <text:p text:style-name="P4">We also had some difficulty in arranging the output of our algorithm to output two notes at once. We were not sure if Sonic Pi was able to play two notes at once. To make music sounding more lik<text:span text:style-name="T2">e professionally</text:span> produced music, we needed to have two notes playing.</text:p>
      <text:p text:style-name="P4"/>
      <text:p text:style-name="P7">Another roadblock we encountered was reading the MIDI files and converting them into a uniform arrangement. Of the MIDI files we wanted to use, some of them used volume control to turn off notes rather than the “Note On” or “Note Off” message. On those particular files, essentially all the notes were playing at the same time, only most of them had a volume of zero. <text:span text:style-name="T4">We identified a couple solutions to this problem. We could either import a file, code a function that would identify if the file uses volume control to turn notes on and off, and then add the proper on/off messages. Another solution would be to have our program identify if the file uses volume control and to direct that file to a different function from the other files that would accommodate the zero volume.</text:span></text:p>
      <text:p text:style-name="P3"/>
      <text:p text:style-name="P21">Please see the video below for a demonstration followed by the evolution of the user interface and finally a description of the roadblocks we encountered.</text:p>
      <text:p text:style-name="P3"/>
      <text:p text:style-name="P20">Overall, our finished product was a web app that allows to user to chose a song to make a new song using Markov Chain analysis and music theory. Please see the video below for a demonstration.</text:p>
      <text:p text:style-name="P3"/>
      <text:p text:style-name="P9"><text:soft-page-break/></text:p>
      <text:p text:style-name="P9">During the spring of 2017, a few software design students teamed up to generate music on the computer. The program uses Markov analysis of musical notes to suggest various new patterns of notes and therefore making new music! In addition to using Markov analysis, we also implemented a few additional pattern identifiers in order to produce smooth sounding music using techniques in music theory. The program lets a user choose from a variety of songs to base their new music creation off of.</text:p>
      <text:p text:style-name="P20">The Graphical User Interface Evolution</text:p>
      <text:p text:style-name="P20"/>
      <text:p text:style-name="P9"/>
      <text:p text:style-name="P9">### Background:</text:p>
      <text:p text:style-name="P9"/>
      <text:p text:style-name="P9">Some members of our team have had extensive musical experience. The remaining members were curious about music theory. Our mixed backgrounds gave us insight to make a webapp that people without musical experience could use and understand. Our goal was to implement an algorithm that take a song, analyses it, and produces a new melody that sounds just as good. This leads to the question of, well what sounds ‘good.’ This is where music theory comes into play. </text:p>
      <text:p text:style-name="P9">Please investigate the rest of this site to see the ins and outs of our program.</text:p>
      <text:p text:style-name="P9"/>
      <text:p text:style-name="P9"/>
      <text:p text:style-name="P3"/>
      <text:p text:style-name="P3"/>
      <text:p text:style-name="P8">Graphical User Interface</text:p>
      <text:p text:style-name="P8"/>
      <text:p text:style-name="P8">The user interface <text:span text:style-name="T8">has </text:span>progressed over the course of our project. This advancement exemplifies the progress of the music we created. It started out as a bare minimum, but was eventually morphed into something beautiful. </text:p>
      <text:p text:style-name="P3"/>
      <text:p text:style-name="P3"/>
      <text:p text:style-name="P17">Program Architecture </text:p>
      <text:p text:style-name="P17"/>
      <text:p text:style-name="P17">Below is a further description of how our program makes a song, from the user input to the creation of a new melody. </text:p>
      <text:p text:style-name="P17"/>
      <text:p text:style-name="P5">User Chooses a song:</text:p>
      <text:p text:style-name="P5"/>
      <text:p text:style-name="P16">To begin making music, a user will chose a song the user interface. This interface is a web app that is <text:span text:style-name="T7">complied by a web browser </text:span>on by the users own computer once they run the program. <text:span text:style-name="T7">We used Flask to power the program to make a web app. Flask is framework specifically made for powering web application with python. The reason we chose Flask as opposed to other similar frameworks like Django or Pyramid, was for Flack’s simplicity. Since we were generally beginners in making web applications, we decided a simple framework would fit our needs best. Using CSS (Cascade Style Sheets), we styled a simple interface form where the user can pick a song and launch program that makes a new song.</text:span></text:p>
      <text:p text:style-name="P5"/>
      <text:p text:style-name="P5">Import MIDI files:</text:p>
      <text:p text:style-name="P5"/>
      <text:p text:style-name="P6">In order to use the MIDI files, we needed to extract certain information. First we found the number of ticks per beat, which is <text:span text:style-name="T3">the units for the change in time between beats. Essentially, ticks represent how </text:span><text:soft-page-break/><text:span text:style-name="T3">many time units to wait for each note to play. Next,</text:span> we extract the beats per minute, the tempo, key, and the specific notes of the song that makes up the melody. </text:p>
      <text:p text:style-name="P11"/>
      <text:p text:style-name="P12">Organize file data:</text:p>
      <text:p text:style-name="P12"/>
      <text:p text:style-name="P12">Next, we organized the data form the MIDI files by making classes of objects. Each file makes a song class that is made up of notes that are in a note class. <text:s/>In order to be considered a song, the object must have a list of notes, a list of durations, and a list of intervals. To be a note, an object must have a tone, a duration, and volume. All of these properties are important for the objects in order to perform Markov Chain analysis.</text:p>
      <text:p text:style-name="P5"/>
      <text:p text:style-name="P5">Make Markov dictionary of song notes: </text:p>
      <text:p text:style-name="P5"/>
      <text:p text:style-name="P13">This process prepared our program to perform Markov Chain analysis on the song. Markov Chain analysis is essentially observing the patterns in a series of objects. In our case, the Markov Chain algorithm counts how many times certain objects are found together. For example, if a C# note often follows a D# in the input song, the output song would be more likely to have a C# following a D#. This algorithm is made with weights applied to each pattern and then randomly selected to make a new song. The more times a pattern shows up, the more likely that it will be in the new song. Our program performs this analysis on the duration, note sequence, and <text:span text:style-name="T5">intervals </text:span>of each input song.</text:p>
      <text:p text:style-name="P5"/>
      <text:p text:style-name="P5">Music theory analysis:</text:p>
      <text:p text:style-name="P5"/>
      <text:p text:style-name="P14">In addition to Markov analysis, we wanted to include a way to make the semi-randomly generated music more harmonious. Music theory is the study of the practices of composers to make music audibly attractive. Certain songs are catcher than other songs and music theory is the study of that phenomenon. <text:span text:style-name="T6">We choose to apply some of the ideas of music theory into our algorithm in the form of making a bassline riff. A riff is essentially, a melody or rhythm that is repeated in a song. A bassline is the rhymic part of a song that is often played in a low pitch. There are four options for a base in our program. Two of them are based on traditional pop songs and the second two are the inverses of the first two. This additon is made to match the current use of the Markov Chain output.</text:span></text:p>
      <text:p text:style-name="P5"/>
      <text:p text:style-name="P15">Lastly, the information from the music theory analysis is made into a form that the Sonic Pi application understands and the song begins to play.</text:p>
      <text:p text:style-name="P18">Pytuns </text:p>
      <text:p text:style-name="P5"/>
      <text:p text:style-name="P5"/>
      <text:p text:style-name="P10"><text:tab/>document.getElementById("Answerto1").innerHTML = "Hello JavaScript!";</text:p>
      <text:p text:style-name="P10"/>
      <text:p text:style-name="P10"><text:tab/>//function create(){</text:p>
      <text:p text:style-name="P10"><text:tab/>//<text:tab/>var para = document.createElement('p');</text:p>
      <text:p text:style-name="P10"><text:tab/>//<text:tab/>para.textContent = 'You click it!';</text:p>
      <text:p text:style-name="P10"><text:tab/>//<text:tab/>document.body.appendChild(para)</text:p>
      <text:p text:style-name="P10"><text:tab/>//}</text:p>
      <text:p text:style-name="P10"><text:tab/>//var but = document.querySelectorAll('button');</text:p>
      <text:p text:style-name="P10"/>
      <text:p text:style-name="P10"><text:tab/>//for (var i = 0; i&lt;but.length;i++){</text:p>
      <text:p text:style-name="P10"><text:tab/>//<text:tab/>but[i].addEventListener('click',create)</text:p>
      <text:p text:style-name="P10"><text:tab/>//}</text:p>
      <text:p text:style-name="P10"><text:soft-page-break/></text:p>
      <text:p text:style-name="P10"><text:tab/>function processTravelForm() {</text:p>
      <text:p text:style-name="P10"><text:s text:c="4"/>var firstName = document.myTravelForm.firstname.value;</text:p>
      <text:p text:style-name="P10"><text:s text:c="4"/>var lastName = document.myTravelForm.lastname.value;</text:p>
      <text:p text:style-name="P10"><text:s text:c="4"/>document.getElementById("travelerInfo").innerHTML=lastName;</text:p>
      <text:p text:style-name="P10"><text:s text:c="4"/>}</text:p>
      <text:p text:style-name="P10"><text:tab/>function processAnswers() {</text:p>
      <text:p text:style-name="P10"><text:tab/>var correct = 0;</text:p>
      <text:p text:style-name="P10"><text:tab/>var total = 6;</text:p>
      <text:p text:style-name="P10"><text:tab/>document.write('test');</text:p>
      <text:p text:style-name="P10"><text:tab/>var Answer1 = document.Div_Rules.Answer1.value;</text:p>
      <text:p text:style-name="P10"/>
      <text:p text:style-name="P10"><text:tab/>document.getElementById("Answerto1").innerHTML = total;</text:p>
      <text:p text:style-name="P10"><text:tab/><text:tab/>correct = correct + 1;</text:p>
      <text:p text:style-name="P10"><text:tab/><text:tab/>document.write("Yes");</text:p>
      <text:p text:style-name="P10"><text:tab/><text:tab/>document.getElementById("Answerto1").innerHTML = correct;</text:p>
      <text:p text:style-name="P10"><text:tab/><text:tab/>}</text:p>
      <text:p text:style-name="P10"><text:tab/>}</text:p>
      <text:p text:style-name="P3"/>
      <text:p text:style-name="P3"/>
      <text:p text:style-name="P18">Goals:</text:p>
      <text:p text:style-name="P18"/>
      <text:p text:style-name="P19">Our <text:span text:style-name="T9">minimal viable product </text:span>for this project <text:bookmark text:name="docs-internal-guid-8ca15be1-b66b-039b-0e7e-e58c5d181c8d"/><text:span text:style-name="T9">was</text:span><text:span text:style-name="T10"> a fifteen second tune generated from the command line that isn’t necessarily congruent. </text:span><text:span text:style-name="T11">Intermediate goals included harmony generation, using multiple instruments, creating a full three minute song, having a web user interface, and having multiple song genres. </text:span><text:span text:style-name="T10"><text:s/>Our stretch goal w</text:span><text:span text:style-name="T11">as</text:span><text:span text:style-name="T10"> be to </text:span><text:span text:style-name="T11">implement Music Theory to produce a professional sounding song and to add lyrics. <text:s/>We reached a majority of our goals. We chose </text:span><text:span text:style-name="T12">to not pursue adding lyrics and instead to focus on applying music theory.</text:span></text:p>
      <text:p text:style-name="P22"/>
      <text:p text:style-name="P22"><text:s/></text:p>
      <text:p text:style-name="P30">Intermediate goals could include:  </text:p>
      <text:list xml:id="list8498399132882934707" text:style-name="L1">
        <text:list-item>
          <text:p text:style-name="P36">A congruent 15 second tune</text:p>
        </text:list-item>
        <text:list-item>
          <text:p text:style-name="P36">Two complementary sections (verse and chorus)</text:p>
        </text:list-item>
        <text:list-item>
          <text:p text:style-name="P36">Harmony generation</text:p>
        </text:list-item>
        <text:list-item>
          <text:p text:style-name="P36">Instrument generation</text:p>
        </text:list-item>
        <text:list-item>
          <text:p text:style-name="P36">Full song (3 minutes long, instruments and melody(s))</text:p>
        </text:list-item>
        <text:list-item>
          <text:p text:style-name="P36">Algorithmic song generation (Block structure with repeating segments)</text:p>
        </text:list-item>
        <text:list-item>
          <text:p text:style-name="P36">Song genre adjustment</text:p>
        </text:list-item>
        <text:list-item>
          <text:p text:style-name="P38">User interface</text:p>
        </text:list-item>
        <text:list-item>
          <text:p text:style-name="P37">...lyrics?!</text:p>
        </text:list-item>
      </text:list>
      <text:p text:style-name="P19"/>
      <text:p text:style-name="P19"/>
      <text:p text:style-name="P19">Please see the bottom of this page for our individual learning go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monospac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6:41:23.651607125</meta:creation-date>
    <meta:editing-duration>PT2H48M46S</meta:editing-duration>
    <meta:editing-cycles>37</meta:editing-cycles>
    <meta:generator>LibreOffice/5.1.6.2$Linux_X86_64 LibreOffice_project/10m0$Build-2</meta:generator>
    <dc:date>2017-05-01T13:51:52.414510665</dc:date>
    <meta:document-statistic meta:table-count="0" meta:image-count="0" meta:object-count="0" meta:page-count="7" meta:paragraph-count="151" meta:word-count="2660" meta:character-count="15772" meta:non-whitespace-character-count="13080"/>
  </office:meta>
</office:document-meta>
</file>